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36"/>
    <style:style style:name="co1" style:family="table-column">
      <style:table-column-properties fo:break-before="auto" style:column-width="3.254375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3">
            <text:p>Chamfered Rectangle Geometry Calculat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ool to calculate the geometry of a chamfered rectangle to be input into OpenVSP using the EDIT_CURVE airfoil opt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Under Wing-&gt;Airfoil select Type as EDIT_CURVE. Initialize with Rectangle shape, then edit using the X_1 and X_7 values<text:s/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ssumes chord length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hickness</text:p>
          </table:table-cell>
          <table:table-cell office:value-type="float" office:value="3.5000000000000003E-2" table:style-name="ce1">
            <text:p>0.03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mfer_angl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eg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leading edge angle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SWEPT GEOMETRY</text:p>
          </table:table-cell>
          <table:table-cell table:number-columns-repeated="2" table:style-name="ce1"/>
          <table:table-cell office:value-type="string" table:style-name="ce2">
            <text:p>For OpenVSP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Chamfer Length</text:p>
          </table:table-cell>
          <table:table-cell office:value-type="float" office:value="9.9761758777557025E-2" table:formula="of:=(ATAN([.B7]*PI()/180)*0.5)/COS([.B8]*PI()/180)" table:style-name="ce5">
            <text:p>0.100</text:p>
          </table:table-cell>
          <table:table-cell table:style-name="ce1"/>
          <table:table-cell office:value-type="string" table:style-name="ce1">
            <text:p>X_1</text:p>
          </table:table-cell>
          <table:table-cell office:value-type="float" office:value="0.400238241222443" table:formula="of:=0.5-[.B11]" table:style-name="ce5">
            <text:p>0.4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1">
            <text:p>X_7</text:p>
          </table:table-cell>
          <table:table-cell office:value-type="float" office:value="0.400238241222443" table:formula="of:=[.E11]" table:style-name="ce5">
            <text:p>0.400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08</meta:generator>
    <meta:initial-creator>Microsoft Office User</meta:initial-creator>
    <dc:creator>Microsoft Office User</dc:creator>
    <meta:creation-date>2019-11-13T16:47:19Z</meta:creation-date>
    <dc:date>2019-11-13T19:46:25Z</dc:date>
  </office:meta>
</office:document-meta>
</file>